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P30" style:family="paragraph" style:parent-style-name="Text_20_body" style:list-style-name="L29"/>
    <style:style style:name="P31" style:family="paragraph" style:parent-style-name="Text_20_body" style:list-style-name="L30"/>
    <style:style style:name="P32" style:family="paragraph" style:parent-style-name="Text_20_body" style:list-style-name="L31"/>
    <style:style style:name="P33" style:family="paragraph" style:parent-style-name="Text_20_body" style:list-style-name="L32"/>
    <style:style style:name="P34" style:family="paragraph" style:parent-style-name="Text_20_body" style:list-style-name="L33"/>
    <style:style style:name="P35" style:family="paragraph" style:parent-style-name="Text_20_body" style:list-style-name="L34"/>
    <style:style style:name="P36" style:family="paragraph" style:parent-style-name="Text_20_body" style:list-style-name="L35"/>
    <style:style style:name="P37" style:family="paragraph" style:parent-style-name="Text_20_body" style:list-style-name="L36"/>
    <style:style style:name="P38" style:family="paragraph" style:parent-style-name="Text_20_body" style:list-style-name="L1">
      <style:paragraph-properties fo:margin-top="0in" fo:margin-bottom="0in"/>
    </style:style>
    <style:style style:name="P39" style:family="paragraph" style:parent-style-name="Text_20_body" style:list-style-name="L2">
      <style:paragraph-properties fo:margin-top="0in" fo:margin-bottom="0in"/>
    </style:style>
    <style:style style:name="P40" style:family="paragraph" style:parent-style-name="Text_20_body" style:list-style-name="L3">
      <style:paragraph-properties fo:margin-top="0in" fo:margin-bottom="0in"/>
    </style:style>
    <style:style style:name="P41" style:family="paragraph" style:parent-style-name="Text_20_body" style:list-style-name="L4">
      <style:paragraph-properties fo:margin-top="0in" fo:margin-bottom="0in"/>
    </style:style>
    <style:style style:name="P42" style:family="paragraph" style:parent-style-name="Text_20_body" style:list-style-name="L5">
      <style:paragraph-properties fo:margin-top="0in" fo:margin-bottom="0in"/>
    </style:style>
    <style:style style:name="P43" style:family="paragraph" style:parent-style-name="Text_20_body" style:list-style-name="L6">
      <style:paragraph-properties fo:margin-top="0in" fo:margin-bottom="0in"/>
    </style:style>
    <style:style style:name="P44" style:family="paragraph" style:parent-style-name="Text_20_body" style:list-style-name="L7">
      <style:paragraph-properties fo:margin-top="0in" fo:margin-bottom="0in"/>
    </style:style>
    <style:style style:name="P45" style:family="paragraph" style:parent-style-name="Text_20_body" style:list-style-name="L8">
      <style:paragraph-properties fo:margin-top="0in" fo:margin-bottom="0in"/>
    </style:style>
    <style:style style:name="P46" style:family="paragraph" style:parent-style-name="Text_20_body" style:list-style-name="L9">
      <style:paragraph-properties fo:margin-top="0in" fo:margin-bottom="0in"/>
    </style:style>
    <style:style style:name="P47" style:family="paragraph" style:parent-style-name="Text_20_body" style:list-style-name="L10">
      <style:paragraph-properties fo:margin-top="0in" fo:margin-bottom="0in"/>
    </style:style>
    <style:style style:name="P48" style:family="paragraph" style:parent-style-name="Text_20_body" style:list-style-name="L11">
      <style:paragraph-properties fo:margin-top="0in" fo:margin-bottom="0in"/>
    </style:style>
    <style:style style:name="P49" style:family="paragraph" style:parent-style-name="Text_20_body" style:list-style-name="L12">
      <style:paragraph-properties fo:margin-top="0in" fo:margin-bottom="0in"/>
    </style:style>
    <style:style style:name="P50" style:family="paragraph" style:parent-style-name="Text_20_body" style:list-style-name="L13">
      <style:paragraph-properties fo:margin-top="0in" fo:margin-bottom="0in"/>
    </style:style>
    <style:style style:name="P51" style:family="paragraph" style:parent-style-name="Text_20_body" style:list-style-name="L14">
      <style:paragraph-properties fo:margin-top="0in" fo:margin-bottom="0in"/>
    </style:style>
    <style:style style:name="P52" style:family="paragraph" style:parent-style-name="Text_20_body" style:list-style-name="L15">
      <style:paragraph-properties fo:margin-top="0in" fo:margin-bottom="0in"/>
    </style:style>
    <style:style style:name="P53" style:family="paragraph" style:parent-style-name="Text_20_body" style:list-style-name="L16">
      <style:paragraph-properties fo:margin-top="0in" fo:margin-bottom="0in"/>
    </style:style>
    <style:style style:name="P54" style:family="paragraph" style:parent-style-name="Text_20_body" style:list-style-name="L17">
      <style:paragraph-properties fo:margin-top="0in" fo:margin-bottom="0in"/>
    </style:style>
    <style:style style:name="P55" style:family="paragraph" style:parent-style-name="Text_20_body" style:list-style-name="L18">
      <style:paragraph-properties fo:margin-top="0in" fo:margin-bottom="0in"/>
    </style:style>
    <style:style style:name="P56" style:family="paragraph" style:parent-style-name="Text_20_body" style:list-style-name="L19">
      <style:paragraph-properties fo:margin-top="0in" fo:margin-bottom="0in"/>
    </style:style>
    <style:style style:name="P57" style:family="paragraph" style:parent-style-name="Text_20_body" style:list-style-name="L20">
      <style:paragraph-properties fo:margin-top="0in" fo:margin-bottom="0in"/>
    </style:style>
    <style:style style:name="P58" style:family="paragraph" style:parent-style-name="Text_20_body" style:list-style-name="L21">
      <style:paragraph-properties fo:margin-top="0in" fo:margin-bottom="0in"/>
    </style:style>
    <style:style style:name="P59" style:family="paragraph" style:parent-style-name="Text_20_body" style:list-style-name="L22">
      <style:paragraph-properties fo:margin-top="0in" fo:margin-bottom="0in"/>
    </style:style>
    <style:style style:name="P60" style:family="paragraph" style:parent-style-name="Text_20_body" style:list-style-name="L23">
      <style:paragraph-properties fo:margin-top="0in" fo:margin-bottom="0in"/>
    </style:style>
    <style:style style:name="P61" style:family="paragraph" style:parent-style-name="Text_20_body" style:list-style-name="L24">
      <style:paragraph-properties fo:margin-top="0in" fo:margin-bottom="0in"/>
    </style:style>
    <style:style style:name="P62" style:family="paragraph" style:parent-style-name="Text_20_body" style:list-style-name="L25">
      <style:paragraph-properties fo:margin-top="0in" fo:margin-bottom="0in"/>
    </style:style>
    <style:style style:name="P63" style:family="paragraph" style:parent-style-name="Text_20_body" style:list-style-name="L26">
      <style:paragraph-properties fo:margin-top="0in" fo:margin-bottom="0in"/>
    </style:style>
    <style:style style:name="P64" style:family="paragraph" style:parent-style-name="Text_20_body" style:list-style-name="L27">
      <style:paragraph-properties fo:margin-top="0in" fo:margin-bottom="0in"/>
    </style:style>
    <style:style style:name="P65" style:family="paragraph" style:parent-style-name="Text_20_body" style:list-style-name="L28">
      <style:paragraph-properties fo:margin-top="0in" fo:margin-bottom="0in"/>
    </style:style>
    <style:style style:name="P66" style:family="paragraph" style:parent-style-name="Text_20_body" style:list-style-name="L29">
      <style:paragraph-properties fo:margin-top="0in" fo:margin-bottom="0in"/>
    </style:style>
    <style:style style:name="P67" style:family="paragraph" style:parent-style-name="Text_20_body" style:list-style-name="L30">
      <style:paragraph-properties fo:margin-top="0in" fo:margin-bottom="0in"/>
    </style:style>
    <style:style style:name="P68" style:family="paragraph" style:parent-style-name="Text_20_body" style:list-style-name="L31">
      <style:paragraph-properties fo:margin-top="0in" fo:margin-bottom="0in"/>
    </style:style>
    <style:style style:name="P69" style:family="paragraph" style:parent-style-name="Text_20_body" style:list-style-name="L32">
      <style:paragraph-properties fo:margin-top="0in" fo:margin-bottom="0in"/>
    </style:style>
    <style:style style:name="P70" style:family="paragraph" style:parent-style-name="Text_20_body" style:list-style-name="L33">
      <style:paragraph-properties fo:margin-top="0in" fo:margin-bottom="0in"/>
    </style:style>
    <style:style style:name="P71" style:family="paragraph" style:parent-style-name="Text_20_body" style:list-style-name="L34">
      <style:paragraph-properties fo:margin-top="0in" fo:margin-bottom="0in"/>
    </style:style>
    <style:style style:name="P72" style:family="paragraph" style:parent-style-name="Text_20_body" style:list-style-name="L35">
      <style:paragraph-properties fo:margin-top="0in" fo:margin-bottom="0in"/>
    </style:style>
    <style:style style:name="P73" style:family="paragraph" style:parent-style-name="Text_20_body" style:list-style-name="L36">
      <style:paragraph-properties fo:margin-top="0in" fo:margin-bottom="0in"/>
    </style:style>
    <style:style style:name="T1" style:family="text">
      <style:text-properties fo:font-variant="normal" fo:text-transform="none" fo:color="#ececec" style:font-name="S hne" fo:font-size="9.60000038146973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создай профессиональный учебник по "Wordpress Common APIs Handbook" - чтобы охватить все темы, разделы и аспекты, для разработчика </text:p>
      <text:h text:style-name="Heading_20_1" text:outline-level="1">Руководство по общим API WordPress</text:h>
      <text:h text:style-name="Heading_20_2" text:outline-level="2">Введение в API WordPress</text:h>
      <text:list xml:id="list2034310116710131740" text:style-name="L19">
        <text:list-item>
          <text:p text:style-name="P56">Понимание роли API в разработке WordPress</text:p>
        </text:list-item>
        <text:list-item>
          <text:p text:style-name="P20">Обзор основных API и их использование</text:p>
        </text:list-item>
      </text:list>
      <text:h text:style-name="Heading_20_2" text:outline-level="2">API Плагинов</text:h>
      <text:list xml:id="list4873106473154983380" text:style-name="L20">
        <text:list-item>
          <text:p text:style-name="P57">Знакомство с API WordPress для плагинов</text:p>
        </text:list-item>
        <text:list-item>
          <text:p text:style-name="P57">Создание пользовательских плагинов</text:p>
        </text:list-item>
        <text:list-item>
          <text:p text:style-name="P57">Использование хуков и фильтров для расширения функциональности WordPress</text:p>
        </text:list-item>
        <text:list-item>
          <text:p text:style-name="P21">Лучшие практики разработки плагинов</text:p>
        </text:list-item>
      </text:list>
      <text:h text:style-name="Heading_20_2" text:outline-level="2">API Тем</text:h>
      <text:list xml:id="list1666375370891929653" text:style-name="L21">
        <text:list-item>
          <text:p text:style-name="P58">Изучение API WordPress для тем</text:p>
        </text:list-item>
        <text:list-item>
          <text:p text:style-name="P58">Создание пользовательских тем</text:p>
        </text:list-item>
        <text:list-item>
          <text:p text:style-name="P58">Иерархия шаблонов и теги шаблонов</text:p>
        </text:list-item>
        <text:list-item>
          <text:p text:style-name="P22">Интеграция пользовательской функциональности в темы</text:p>
        </text:list-item>
      </text:list>
      <text:h text:style-name="Heading_20_2" text:outline-level="2">REST API</text:h>
      <text:list xml:id="list1833834471035293358" text:style-name="L22">
        <text:list-item>
          <text:p text:style-name="P59">Обзор REST API WordPress</text:p>
        </text:list-item>
        <text:list-item>
          <text:p text:style-name="P59">Создание пользовательских конечных точек</text:p>
        </text:list-item>
        <text:list-item>
          <text:p text:style-name="P59">Аутентификация и авторизация</text:p>
        </text:list-item>
        <text:list-item>
          <text:p text:style-name="P23">Получение данных REST API в приложениях WordPress</text:p>
        </text:list-item>
      </text:list>
      <text:h text:style-name="Heading_20_2" text:outline-level="2">API Базы данных</text:h>
      <text:list xml:id="list4238408839963743935" text:style-name="L23">
        <text:list-item>
          <text:p text:style-name="P60">Понимание API базы данных WordPress</text:p>
        </text:list-item>
        <text:list-item>
          <text:p text:style-name="P60">Операции CRUD (Создание, Чтение, Обновление, Удаление)</text:p>
        </text:list-item>
        <text:list-item>
          <text:p text:style-name="P60">Работа с пользовательскими таблицами базы данных</text:p>
        </text:list-item>
        <text:list-item>
          <text:p text:style-name="P24">Валидация и санитизация данных</text:p>
        </text:list-item>
      </text:list>
      <text:h text:style-name="Heading_20_2" text:outline-level="2">API HTTP</text:h>
      <text:list xml:id="list7908711788685808946" text:style-name="L24">
        <text:list-item>
          <text:p text:style-name="P61">Использование API HTTP WordPress для удаленных запросов</text:p>
        </text:list-item>
        <text:list-item>
          <text:p text:style-name="P61">Отправка и получение HTTP запросов</text:p>
        </text:list-item>
        <text:list-item>
          <text:p text:style-name="P61">Методы аутентификации</text:p>
        </text:list-item>
        <text:list-item>
          <text:p text:style-name="P25">Обработка ошибок и лучшие практики</text:p>
        </text:list-item>
      </text:list>
      <text:h text:style-name="Heading_20_2" text:outline-level="2"><text:soft-page-break/>API Файловой системы</text:h>
      <text:list xml:id="list3205724791148858478" text:style-name="L25">
        <text:list-item>
          <text:p text:style-name="P62">Управление файлами и каталогами с помощью API файловой системы WordPress</text:p>
        </text:list-item>
        <text:list-item>
          <text:p text:style-name="P62">Загрузка и изменение файлов</text:p>
        </text:list-item>
        <text:list-item>
          <text:p text:style-name="P26">Учет безопасности и разрешений</text:p>
        </text:list-item>
      </text:list>
      <text:h text:style-name="Heading_20_2" text:outline-level="2">API Метаданных</text:h>
      <text:list xml:id="list3491640622229633303" text:style-name="L26">
        <text:list-item>
          <text:p text:style-name="P63">Хранение и извлечение метаданных в WordPress</text:p>
        </text:list-item>
        <text:list-item>
          <text:p text:style-name="P63">Добавление пользовательских метаданных к записям, пользователям и другим объектам</text:p>
        </text:list-item>
        <text:list-item>
          <text:p text:style-name="P27">Лучшие практики работы с метаданными</text:p>
        </text:list-item>
      </text:list>
      <text:h text:style-name="Heading_20_2" text:outline-level="2">API Опций</text:h>
      <text:list xml:id="list4248277974234044326" text:style-name="L27">
        <text:list-item>
          <text:p text:style-name="P64">Управление опциями и настройками в WordPress</text:p>
        </text:list-item>
        <text:list-item>
          <text:p text:style-name="P64">Создание пользовательских страниц настроек</text:p>
        </text:list-item>
        <text:list-item>
          <text:p text:style-name="P28">Валидация и санитизация вводимых данных</text:p>
        </text:list-item>
      </text:list>
      <text:h text:style-name="Heading_20_2" text:outline-level="2">API Перезаписи</text:h>
      <text:list xml:id="list6851220163938598692" text:style-name="L28">
        <text:list-item>
          <text:p text:style-name="P65">Перезапись URL в WordPress с помощью API перезаписи</text:p>
        </text:list-item>
        <text:list-item>
          <text:p text:style-name="P65">Создание пользовательских правил перезаписи</text:p>
        </text:list-item>
        <text:list-item>
          <text:p text:style-name="P29">Обработка редиректов URL и параметров</text:p>
        </text:list-item>
      </text:list>
      <text:h text:style-name="Heading_20_2" text:outline-level="2">API Транзиентов</text:h>
      <text:list xml:id="list2034518362626133288" text:style-name="L29">
        <text:list-item>
          <text:p text:style-name="P66">Кэширование данных с помощью API транзиентов WordPress</text:p>
        </text:list-item>
        <text:list-item>
          <text:p text:style-name="P66">Установка и извлечение временных данных</text:p>
        </text:list-item>
        <text:list-item>
          <text:p text:style-name="P30">Срок действия и сборка мусора</text:p>
        </text:list-item>
      </text:list>
      <text:h text:style-name="Heading_20_2" text:outline-level="2">API XML-RPC</text:h>
      <text:list xml:id="list5092808386209168422" text:style-name="L30">
        <text:list-item>
          <text:p text:style-name="P67">Введение в API XML-RPC WordPress</text:p>
        </text:list-item>
        <text:list-item>
          <text:p text:style-name="P67">Создание пользовательских методов XML-RPC</text:p>
        </text:list-item>
        <text:list-item>
          <text:p text:style-name="P31">Учет безопасности и сценарии использования</text:p>
        </text:list-item>
      </text:list>
      <text:h text:style-name="Heading_20_2" text:outline-level="2">API Виджетов</text:h>
      <text:list xml:id="list6506462276034235074" text:style-name="L31">
        <text:list-item>
          <text:p text:style-name="P68">Создание пользовательских виджетов для WordPress</text:p>
        </text:list-item>
        <text:list-item>
          <text:p text:style-name="P68">Регистрация и управление областями виджетов</text:p>
        </text:list-item>
        <text:list-item>
          <text:p text:style-name="P32">Реализация элементов управления и настроек виджетов</text:p>
        </text:list-item>
      </text:list>
      <text:h text:style-name="Heading_20_2" text:outline-level="2">API Коротких кодов</text:h>
      <text:list xml:id="list8765120281709204433" text:style-name="L32">
        <text:list-item>
          <text:p text:style-name="P69">Создание и использование коротких кодов в WordPress</text:p>
        </text:list-item>
        <text:list-item>
          <text:p text:style-name="P69">Обработка параметров и манипуляции контентом</text:p>
        </text:list-item>
        <text:list-item>
          <text:p text:style-name="P33">Лучшие практики разработки коротких кодов</text:p>
        </text:list-item>
      </text:list>
      <text:h text:style-name="Heading_20_2" text:outline-level="2"><text:soft-page-break/>API Пользователей и Ролей</text:h>
      <text:list xml:id="list7790168318522382607" text:style-name="L33">
        <text:list-item>
          <text:p text:style-name="P70">Управление пользователями и ролями программным образом</text:p>
        </text:list-item>
        <text:list-item>
          <text:p text:style-name="P70">Создание и обновление учетных записей пользователей</text:p>
        </text:list-item>
        <text:list-item>
          <text:p text:style-name="P34">Настройка возможностей и прав пользователей</text:p>
        </text:list-item>
      </text:list>
      <text:h text:style-name="Heading_20_2" text:outline-level="2">API Cron</text:h>
      <text:list xml:id="list3962223365917578118" text:style-name="L34">
        <text:list-item>
          <text:p text:style-name="P71">Планирование и управление заданиями cron в WordPress</text:p>
        </text:list-item>
        <text:list-item>
          <text:p text:style-name="P71">Определение пользовательских запланированных задач</text:p>
        </text:list-item>
        <text:list-item>
          <text:p text:style-name="P35">Обработка выполнения заданий cron и ошибок</text:p>
        </text:list-item>
      </text:list>
      <text:h text:style-name="Heading_20_2" text:outline-level="2">API Локализации</text:h>
      <text:list xml:id="list7679511038481621967" text:style-name="L35">
        <text:list-item>
          <text:p text:style-name="P72">Создание тем и плагинов WordPress с поддержкой локализации</text:p>
        </text:list-item>
        <text:list-item>
          <text:p text:style-name="P72">Загрузка и перевод текстовых доменов</text:p>
        </text:list-item>
        <text:list-item>
          <text:p text:style-name="P36">Лучшие практики локализации</text:p>
        </text:list-item>
      </text:list>
      <text:h text:style-name="Heading_20_2" text:outline-level="2">Заключение</text:h>
      <text:list xml:id="list3473107335782327133" text:style-name="L36">
        <text:list-item>
          <text:p text:style-name="P73">Повторение основных концепций и API, описанных в руководстве</text:p>
        </text:list-item>
        <text:list-item>
          <text:p text:style-name="P73">Дополнительные ресурсы для продвинутой разработки WordPress</text:p>
        </text:list-item>
        <text:list-item>
          <text:p text:style-name="P37">Практические примеры и упражнения для отработки навыков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9S</meta:editing-duration>
    <meta:editing-cycles>4</meta:editing-cycles>
    <meta:generator>OpenOffice/4.1.14$Win32 OpenOffice.org_project/4114m1$Build-9811</meta:generator>
    <dc:date>2024-05-01T20:46:49.32</dc:date>
    <dc:creator>Dima Wide</dc:creator>
    <meta:document-statistic meta:table-count="0" meta:image-count="0" meta:object-count="0" meta:page-count="3" meta:paragraph-count="78" meta:word-count="437" meta:character-count="2969"/>
    <meta:user-defined meta:name="Info 1"/>
    <meta:user-defined meta:name="Info 2"/>
    <meta:user-defined meta:name="Info 3"/>
    <meta:user-defined meta:name="Info 4"/>
  </office:meta>
</office:document-meta>
</file>